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Thorndale1" svg:font-family="Thorndale" style:font-family-generic="roman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fo:font-size="14pt" style:font-size-asian="14pt" style:font-size-complex="14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color="#800000" fo:font-size="14pt" style:font-size-asian="14pt" style:font-size-complex="14pt"/>
    </style:style>
    <style:style style:name="P7" style:family="paragraph" style:parent-style-name="Text_20_body">
      <style:text-properties fo:color="#800000" style:font-name="Times New Roman" fo:font-size="14pt" style:font-size-asian="14pt" style:font-size-complex="14pt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Preformatted_20_Text">
      <style:text-properties fo:color="#800000"/>
    </style:style>
    <style:style style:name="P10" style:family="paragraph" style:parent-style-name="Preformatted_20_Text">
      <style:text-properties fo:color="#800000" fo:font-size="10pt" style:font-size-asian="10pt" style:font-size-complex="10pt"/>
    </style:style>
    <style:style style:name="P11" style:family="paragraph" style:parent-style-name="Preformatted_20_Text">
      <style:text-properties fo:color="#800000"/>
    </style:style>
    <style:style style:name="P12" style:family="paragraph" style:parent-style-name="Preformatted_20_Text">
      <style:text-properties fo:color="#800000" style:font-name="Thorndale1" style:font-name-asian="Thorndale1"/>
    </style:style>
    <style:style style:name="P13" style:family="paragraph" style:parent-style-name="Preformatted_20_Text">
      <style:text-properties fo:color="#800000" style:font-name="Thorndale1" fo:font-size="16pt" style:font-name-asian="Thorndale1" style:font-size-asian="14pt" style:font-size-complex="16pt"/>
    </style:style>
    <style:style style:name="P14" style:family="paragraph" style:parent-style-name="Preformatted_20_Text">
      <style:text-properties fo:color="#800000" style:font-name="Thorndale1" fo:font-size="14pt" style:font-name-asian="Thorndale1" style:font-size-asian="14pt" style:font-size-complex="14pt"/>
    </style:style>
    <style:style style:name="P15" style:family="paragraph" style:parent-style-name="Preformatted_20_Text" style:list-style-name="L5">
      <style:text-properties fo:color="#800000" style:font-name="Thorndale1" fo:font-size="14pt" style:font-name-asian="Thorndale1" style:font-size-asian="14pt" style:font-size-complex="14pt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 style:list-style-name="L1">
      <style:text-properties fo:font-size="14pt" style:font-size-asian="14pt" style:font-size-complex="14pt"/>
    </style:style>
    <style:style style:name="P18" style:family="paragraph" style:parent-style-name="Text_20_body" style:list-style-name="L2">
      <style:text-properties fo:font-size="14pt" style:font-size-asian="14pt" style:font-size-complex="14pt"/>
    </style:style>
    <style:style style:name="P19" style:family="paragraph" style:parent-style-name="Text_20_body" style:list-style-name="L3">
      <style:text-properties fo:font-size="14pt" style:font-size-asian="14pt" style:font-size-complex="14pt"/>
    </style:style>
    <style:style style:name="P20" style:family="paragraph" style:parent-style-name="Text_20_body" style:list-style-name="L5">
      <style:text-properties fo:font-size="14pt" style:font-size-asian="14pt" style:font-size-complex="14pt"/>
    </style:style>
    <style:style style:name="P21" style:family="paragraph" style:parent-style-name="Text_20_body" style:list-style-name="L4"/>
    <style:style style:name="P22" style:family="paragraph" style:parent-style-name="Text_20_body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text-properties fo:color="#000000" fo:font-size="14pt" style:font-size-asian="14pt" style:font-size-complex="14pt"/>
    </style:style>
    <style:style style:name="P24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25" style:family="paragraph" style:parent-style-name="Text_20_body">
      <style:text-properties fo:color="#800000" fo:font-size="14pt" style:font-size-asian="14pt" style:font-size-complex="14pt"/>
    </style:style>
    <style:style style:name="T1" style:family="text">
      <style:text-properties fo:font-size="24pt" fo:font-weight="bold"/>
    </style:style>
    <style:style style:name="T2" style:family="text">
      <style:text-properties fo:font-size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style:font-size-complex="14pt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800000"/>
    </style:style>
    <style:style style:name="T21" style:family="text">
      <style:text-properties fo:color="#800000" fo:font-size="14pt" style:font-size-asian="14pt" style:font-size-complex="14pt"/>
    </style:style>
    <style:style style:name="T2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4</text:span> </text:p>
      <text:p text:style-name="Horizontal_20_Line"/>
      <text:p text:style-name="Text_20_body"><text:span text:style-name="T2">Student's Name and ID:</text:span> _____________________________________________</text:p>
      <text:p text:style-name="Text_20_body"/>
      <text:p text:style-name="P3"><text:span text:style-name="T13">Problem 1. </text:span><text:span text:style-name="T19">(15 points)</text:span><text:span text:style-name="T13"> </text:span>Answer the following questions and explain your answers.</text:p>
      <text:p text:style-name="P3">a) What is the meaning of the term Busy Waiting? </text:p>
      <text:p text:style-name="P3"><text:span text:style-name="T20">Put your answer here. </text:span></text:p>
      <text:p text:style-name="P6"/>
      <text:p text:style-name="P3">b) What other kinds of waiting are there in an operating system?</text:p>
      <text:p text:style-name="P6">Put your answer here. </text:p>
      <text:p text:style-name="P6"/>
      <text:p text:style-name="P3">c) <text:s/>Can busy waiting be avoided altogether?</text:p>
      <text:p text:style-name="Text_20_body"><text:span text:style-name="T21">Put your answer here.</text:span><text:span text:style-name="T3"><text:line-break/></text:span></text:p>
      <text:p text:style-name="Text_20_body"><text:span text:style-name="T3"><text:line-break/></text:span><text:span text:style-name="T7">Problem 2. </text:span><text:span text:style-name="T8">(70 points)</text:span><text:span text:style-name="T7"> </text:span><text:span text:style-name="T5">The cigarette smokers problem: </text:span><text:span text:style-name="T3">Consider a system with three smoker processes and one agent process that play the following roles:</text:span></text:p>
      <text:p text:style-name="P4">The smoker:</text:p>
      <text:list xml:id="list14194806861" text:style-name="L1">
        <text:list-item>
          <text:p text:style-name="P17">Each smoker continuously rolls a cigarette and then smokes it. </text:p>
        </text:list-item>
        <text:list-item>
          <text:p text:style-name="P17">To roll and smoke a cigarette, the smoker needs three ingredients: tobacco, paper, and matches. </text:p>
        </text:list-item>
        <text:list-item>
          <text:p text:style-name="P17">One of the smoker processes has unlimited paper, another has unlimited tobacco, and the third has unlimited matches. </text:p>
        </text:list-item>
        <text:list-item>
          <text:p text:style-name="P17">The smoker smokes a cigarette for some undefined time.</text:p>
        </text:list-item>
      </text:list>
      <text:p text:style-name="P4">The agent:</text:p>
      <text:list xml:id="list1483873003" text:style-name="L2">
        <text:list-item>
          <text:p text:style-name="P18">The agent has an infinite supply of all the three materials. </text:p>
        </text:list-item>
        <text:list-item>
          <text:p text:style-name="P18">The agent randomly places two different ingredients on the table. </text:p>
        </text:list-item>
      </text:list>
      <text:p text:style-name="P3"/>
      <text:p text:style-name="P4">Scenario:</text:p>
      <text:p text:style-name="P3">After agent places two ingredients, the smoker who has the remaining ingredient, makes the following actions: </text:p>
      <text:list xml:id="list1992400638" text:style-name="L3">
        <text:list-item>
          <text:p text:style-name="P19">Picks up the two ingredients, </text:p>
        </text:list-item>
        <text:list-item>
          <text:p text:style-name="P19">Signals the agent.</text:p>
        </text:list-item>
        <text:list-item>
          <text:p text:style-name="P19"><text:soft-page-break/>Makes a cigarette and smokes. <text:s/></text:p>
        </text:list-item>
        <text:list-item>
          <text:p text:style-name="P19">After smoking the cigarette, the smoker returns to wait for ingredients again. </text:p>
        </text:list-item>
      </text:list>
      <text:p text:style-name="P3">After obtaining a signal from the smoker, the agent puts out another two of the three ingredients, and the cycle repeats. </text:p>
      <text:p text:style-name="P3"/>
      <text:p text:style-name="P5">Task:</text:p>
      <text:p text:style-name="P3">Write a pseudo program to synchronize the agent and smokers processes using the following primitives: </text:p>
      <text:list xml:id="list582857671" text:style-name="L4">
        <text:list-item>
          <text:p text:style-name="P21"><text:span text:style-name="T4">wait (S)</text:span><text:span text:style-name="T3"> and </text:span><text:span text:style-name="T4">signal(S) <text:s/>–</text:span><text:span text:style-name="T6"> </text:span><text:span text:style-name="T5">wait</text:span><text:span text:style-name="T6"> and </text:span><text:span text:style-name="T5">signal</text:span><text:span text:style-name="T6"> for a semaphore </text:span><text:span text:style-name="T5">S</text:span><text:span text:style-name="T6"> shown in the textbook and lecture (See, dining-philosophers problem).</text:span></text:p>
        </text:list-item>
        <text:list-item>
          <text:p text:style-name="P21"><text:span text:style-name="T4">RandNum = rand (i,j)</text:span><text:span text:style-name="T6"> - Pick a random number</text:span><text:span text:style-name="T5"> </text:span><text:span text:style-name="T6">from i to j.</text:span></text:p>
        </text:list-item>
        <text:list-item>
          <text:p text:style-name="P21"><text:span text:style-name="T4">Put_tobacco&amp;paper (), <text:s/>Put_tobacco&amp;match (), </text:span><text:span text:style-name="T6">and</text:span><text:span text:style-name="T4"> Put_match&amp;paper – </text:span><text:span text:style-name="T6">put two ingredients on table.</text:span></text:p>
        </text:list-item>
        <text:list-item>
          <text:p text:style-name="P21"><text:span text:style-name="T4">Pick_up_match&amp;paper (), Pick_up_ tobacco&amp;paper (), </text:span><text:span text:style-name="T6">and <text:s text:c="2"/></text:span><text:span text:style-name="T4"><text:s text:c="25"/>Pick_up_tobacco&amp;match() – </text:span><text:span text:style-name="T6">pick up two ingredients.</text:span></text:p>
        </text:list-item>
        <text:list-item>
          <text:p text:style-name="P21"><text:span text:style-name="T4">Make&amp;Smoke() </text:span><text:span text:style-name="T6">- make and smoke a cigarette.</text:span><text:span text:style-name="T3"><text:line-break/></text:span></text:p>
        </text:list-item>
      </text:list>
      <text:p text:style-name="Text_20_body"><text:span text:style-name="T3"/></text:p>
      <text:p text:style-name="P22">a) List all semaphores used in your program. Explain their purpose.</text:p>
      <text:p text:style-name="P22"/>
      <text:p text:style-name="P6">Put your answer here. </text:p>
      <text:p text:style-name="P6"/>
      <text:p text:style-name="P2">b) The agent code.</text:p>
      <text:p text:style-name="P2"/>
      <text:p text:style-name="P6"><text:s/>Put your answer here. </text:p>
      <text:p text:style-name="P9"><text:s/></text:p>
      <text:p text:style-name="P9"/>
      <text:p text:style-name="P24">c) The smoker_tobacco code. This smoker has <text:span text:style-name="T22">tobacco</text:span> and needs <text:span text:style-name="T13">match</text:span> and <text:span text:style-name="T13">paper.</text:span></text:p>
      <text:p text:style-name="P24"><text:span text:style-name="T13"/></text:p>
      <text:p text:style-name="P12"><text:span text:style-name="T3"><text:s/>Put your answer here. </text:span></text:p>
      <text:p text:style-name="P12"/>
      <text:p text:style-name="P12"/>
      <text:p text:style-name="P7"><text:span text:style-name="T10">d) The smoker_paper code. This smoker has </text:span><text:span text:style-name="T12">paper</text:span><text:span text:style-name="T10"> and needs </text:span><text:span text:style-name="T11">tobacco</text:span><text:span text:style-name="T10"> and </text:span><text:span text:style-name="T11">match.</text:span></text:p>
      <text:p text:style-name="P9"><text:s/></text:p>
      <text:p text:style-name="P13"><text:span text:style-name="T9"><text:s/>Put your answer here.</text:span> </text:p>
      <text:p text:style-name="P6"/>
      <text:p text:style-name="P24"><text:soft-page-break/>e) The smoker_match code. This smoker has <text:span text:style-name="T22">match</text:span> and needs <text:span text:style-name="T13">tobacco </text:span>and <text:span text:style-name="T13">paper</text:span>.</text:p>
      <text:p text:style-name="P24"/>
      <text:p text:style-name="P14">Put your answer here. </text:p>
      <text:p text:style-name="Preformatted_20_Text"><text:span text:style-name="T20"><text:s/></text:span></text:p>
      <text:p text:style-name="Preformatted_20_Text"><text:span text:style-name="T20"/></text:p>
      <text:p text:style-name="P8"/>
      <text:p text:style-name="P3"><text:span text:style-name="T13">Problem 3</text:span> <text:s/>(15 points) Show that your program for Problem 2 satisfies to the Critical-Section requirements. </text:p>
      <text:p text:style-name="P3"/>
      <text:p text:style-name="P3">Critical section requirements:</text:p>
      <text:list xml:id="list259623651" text:style-name="L5">
        <text:list-item>
          <text:p text:style-name="P20">Mutual exclusion</text:p>
          <text:p text:style-name="P15">Put your answer here. </text:p>
          <text:p text:style-name="P15"/>
        </text:list-item>
        <text:list-item>
          <text:p text:style-name="P20">Progress</text:p>
          <text:p text:style-name="P15">Put your answer here. </text:p>
          <text:p text:style-name="P15"/>
        </text:list-item>
        <text:list-item>
          <text:p text:style-name="P20">Bounded waiting</text:p>
          <text:p text:style-name="P15">Put your answer her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Thorndale1" svg:font-family="Thorndale" style:font-family-generic="roman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明朝L Sun" style:font-size-asian="18pt" style:font-weight-asian="bold" style:font-name-complex="Lucidasans" style:font-size-complex="18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ia Vazhenina</meta:initial-creator>
    <meta:creation-date>2009-10-14T11:46:51</meta:creation-date>
    <dc:date>2013-10-29T16:33:53</dc:date>
    <dc:language>en-US</dc:language>
    <meta:editing-cycles>24</meta:editing-cycles>
    <meta:editing-duration>PT7H41M56S</meta:editing-duration>
    <meta:print-date>2009-10-20T18:18:21</meta:print-date>
    <dc:creator>Konstantin Markov</dc:creator>
    <meta:document-statistic meta:table-count="0" meta:image-count="0" meta:object-count="0" meta:page-count="3" meta:paragraph-count="53" meta:word-count="436" meta:character-count="2672" meta:non-whitespace-character-count="2242"/>
    <meta:user-defined meta:name="Info 1"/>
    <meta:user-defined meta:name="Info 2"/>
    <meta:user-defined meta:name="Info 3"/>
    <meta:user-defined meta:name="Info 4"/>
  </office:meta>
</office:document-meta>
</file>